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text-align="start" style:justify-single-word="false"/>
      <style:text-properties fo:font-size="10.5pt" fo:font-weight="bold" style:font-size-asian="10.5pt" style:font-weight-asian="bold" style:font-size-complex="10.5pt" style:font-weight-complex="bold"/>
    </style:style>
    <style:style style:name="P3" style:family="paragraph" style:parent-style-name="Standard">
      <style:text-properties fo:font-size="10pt" style:text-underline-style="solid" style:text-underline-width="auto" style:text-underline-color="font-color" style:font-size-asian="10pt" style:font-size-complex="10pt"/>
    </style:style>
    <style:style style:name="P4" style:family="paragraph" style:parent-style-name="Standard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PIC: <text:s/>RANDOM INSPIRATION QUOTE GENERATOR</text:p>
      <text:p text:style-name="P1"/>
      <text:p text:style-name="P3">1. GENERATE RANDOM BACKGROUND IMAGES</text:p>
      <text:p text:style-name="P4"/>
      <text:p text:style-name="P4"><text:s text:c="4"/><text:tab/>- [*] Collect various backgrounds appropriate for quote.</text:p>
      <text:p text:style-name="P4"><text:tab/><text:tab/>&gt; Naming should be “image(Corresponding Number).jpg”</text:p>
      <text:p text:style-name="P4"><text:s text:c="4"/><text:tab/>- [*] Using Javascript store images in a array.</text:p>
      <text:p text:style-name="P4"><text:s text:c="4"/><text:tab/>- [*] Create a function that selects a image randomly in array.</text:p>
      <text:p text:style-name="P4"/>
      <text:p text:style-name="P3">2. GENERATE RANDOM QUOTES.</text:p>
      <text:p text:style-name="P4"/>
      <text:p text:style-name="P4"><text:tab/>- [*] Create a collection of various quotes.</text:p>
      <text:p text:style-name="P4"><text:tab/>- [*] Have a collection of various fonts for quotes.</text:p>
      <text:p text:style-name="P4"><text:tab/>- [*] Using Javascript store various quotes in strings of array.</text:p>
      <text:p text:style-name="P4"/>
      <text:p text:style-name="P4"/>
      <text:p text:style-name="P3">3. CALL ON GENERATE FUNCTIONS ON DOCUMENT LOAD.</text:p>
      <text:p text:style-name="P3"/>
      <text:p text:style-name="P4"><text:tab/>- [*] Create a JavaScript code that calls on both background, quote and font generation.</text:p>
      <text:p text:style-name="P4"/>
      <text:p text:style-name="P3">4. CREATE A BUTTON FOR GENERATING INSPIRATION QUOTE</text:p>
      <text:p text:style-name="P4"><text:tab/></text:p>
      <text:p text:style-name="P4"><text:tab/>- [*] Have a Javascript function attached to button to generate BG images and quotes.</text:p>
      <text:p text:style-name="P4"><text:tab/>- [*] Upon activating the function, randomly generate a integer with the range for either arrays and display it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8-10T13:46:52</meta:creation-date>
    <dc:date>2017-08-10T14:18:40</dc:date>
    <meta:editing-duration>PT31M50S</meta:editing-duration>
    <meta:editing-cycles>3</meta:editing-cycles>
    <meta:generator>OpenOffice/4.1.2$Unix OpenOffice.org_project/412m3$Build-9782</meta:generator>
    <meta:document-statistic meta:table-count="0" meta:image-count="0" meta:object-count="0" meta:page-count="1" meta:paragraph-count="16" meta:word-count="143" meta:character-count="888"/>
  </office:meta>
</office:document-meta>
</file>